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8a1d" officeooo:paragraph-rsid="00188a1d"/>
    </style:style>
    <style:style style:name="P2" style:family="paragraph" style:parent-style-name="Standard">
      <style:text-properties officeooo:rsid="001ba126" officeooo:paragraph-rsid="001ba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ÍPIOS DA SEGURANÇA E O CICLO DE VIDA DA INFORMAÇÃO </text:p>
      <text:p text:style-name="P1"/>
      <text:p text:style-name="P1"/>
      <text:p text:style-name="P2">Alguns exemplos de golpes:</text:p>
      <text:p text:style-name="P2">-boleto falso </text:p>
      <text:p text:style-name="P2">-via SMS(atualizações fraudulentas)</text:p>
      <text:p text:style-name="P2">-perfil falso </text:p>
      <text:p text:style-name="P2">-investimento</text:p>
      <text:p text:style-name="P2">-markting multinivel </text:p>
      <text:p text:style-name="P2">-golpe do emprego </text:p>
      <text:p text:style-name="P2">-golpe do suporte técnico </text:p>
      <text:p text:style-name="P2">-golpe do whatsapp </text:p>
      <text:p text:style-name="P2">-golpes via páginas falsas </text:p>
      <text:p text:style-name="P2">-golpe do FGT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8T13:39:02.167000000</dc:date>
    <meta:editing-duration>PT5M52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2" meta:word-count="41" meta:character-count="283" meta:non-whitespace-character-count="246"/>
  </office:meta>
</office:document-meta>
</file>